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text-properties fo:font-weight="bold" style:font-weight-asian="bold" style:font-weight-complex="bold"/>
    </style:style>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text-properties style:font-name="Courier New" fo:font-size="10pt" style:font-size-asian="10pt" style:font-size-complex="10pt"/>
    </style:style>
    <style:style style:name="P9" style:family="paragraph" style:parent-style-name="Preformatted_20_Text">
      <style:paragraph-properties fo:margin-top="0in" fo:margin-bottom="0.1965in"/>
    </style:style>
    <style:style style:name="P10" style:family="paragraph" style:parent-style-name="Standard">
      <style:paragraph-properties style:text-autospace="none"/>
      <style:text-properties style:font-name="Courier New" fo:font-size="10pt" fo:language="en" fo:country="US" style:font-name-asian="Courier New" style:font-size-asian="10pt" style:font-name-complex="Courier New" style:font-size-complex="10pt"/>
    </style:style>
    <style:style style:name="P11" style:family="paragraph" style:parent-style-name="Preformatted_20_Text">
      <style:paragraph-properties style:text-autospace="none"/>
      <style:text-properties style:font-name="Courier New" fo:font-size="10pt" fo:language="en" fo:country="US" style:font-name-asian="Courier New" style:font-size-asian="10pt" style:font-name-complex="Courier New" style:font-size-complex="10pt"/>
    </style:style>
    <style:style style:name="P12" style:family="paragraph" style:parent-style-name="Standard">
      <style:paragraph-properties style:text-autospace="none"/>
    </style:style>
    <style:style style:name="P13" style:family="paragraph" style:parent-style-name="Text_20_body" style:list-style-name="L7"/>
    <style:style style:name="P14" style:family="paragraph" style:parent-style-name="Text_20_body" style:list-style-name="L8"/>
    <style:style style:name="P15" style:family="paragraph" style:parent-style-name="Text_20_body" style:list-style-name="L8">
      <style:text-properties fo:language="en" fo:country="US"/>
    </style:style>
    <style:style style:name="P16" style:family="paragraph" style:parent-style-name="Text_20_body">
      <style:text-properties style:font-name="Times New Roman" fo:font-size="12pt" fo:language="en" fo:country="US" style:font-size-asian="12pt" style:font-size-complex="12pt"/>
    </style:style>
    <style:style style:name="P17" style:family="paragraph" style:parent-style-name="Text_20_body">
      <style:text-properties style:font-name="Courier New" fo:font-size="10pt" fo:language="en" fo:country="US" style:font-size-asian="10pt" style:font-size-complex="10pt"/>
    </style:style>
    <style:style style:name="P18" style:family="paragraph" style:parent-style-name="Text_20_body">
      <style:text-properties style:font-name="Courier New" fo:font-size="10pt" fo:font-style="normal" style:font-size-asian="10pt" style:font-style-asian="normal" style:font-size-complex="10pt" style:font-style-complex="normal"/>
    </style:style>
    <style:style style:name="P19" style:family="paragraph" style:parent-style-name="Text_20_body">
      <style:text-properties fo:font-size="12pt" style:font-size-asian="12pt" style:font-size-complex="12pt"/>
    </style:style>
    <style:style style:name="P20" style:family="paragraph" style:parent-style-name="Text_20_body">
      <style:text-properties fo:font-size="10pt" style:font-size-asian="10pt" style:font-size-complex="10pt"/>
    </style:style>
    <style:style style:name="P21" style:family="paragraph" style:parent-style-name="Text_20_body">
      <style:text-properties style:font-name="Times New Roman" fo:font-size="12pt" style:font-size-asian="12pt" style:font-size-complex="12pt"/>
    </style:style>
    <style:style style:name="P22" style:family="paragraph" style:parent-style-name="Text_20_body">
      <style:text-properties style:font-name="Times New Roman" fo:font-size="10pt" style:font-size-asian="10pt" style:font-size-complex="10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style:font-name="Courier New" fo:font-size="10pt" style:font-size-asian="10pt" style:font-size-complex="10pt"/>
    </style:style>
    <style:style style:name="T5" style:family="text">
      <style:text-properties style:font-name="Courier New" fo:font-size="10pt" style:font-name-asian="Courier New" style:font-size-asian="10pt" style:font-name-complex="Courier New" style:font-size-complex="10pt"/>
    </style:style>
    <style:style style:name="T6" style:family="text">
      <style:text-properties style:font-name="Times New Roman" fo:font-size="12pt" style:font-name-asian="Courier New" style:font-size-asian="12pt" style:font-name-complex="Courier New" style:font-size-complex="12pt"/>
    </style:style>
    <style:style style:name="T7" style:family="text">
      <style:text-properties style:font-name="Courier New" fo:font-size="10pt" fo:language="en" fo:country="US" style:font-name-asian="Courier New" style:font-size-asian="10pt" style:font-name-complex="Courier New" style:font-size-complex="10pt"/>
    </style:style>
    <style:style style:name="T8" style:family="text">
      <style:text-properties style:font-name="Times New Roman" fo:font-size="12pt" fo:language="en" fo:country="US" style:font-size-asian="12pt" style:font-size-complex="12pt"/>
    </style:style>
    <style:style style:name="T9" style:family="text">
      <style:text-properties fo:language="en" fo:country="US"/>
    </style:style>
    <style:style style:name="T10" style:family="text">
      <style:text-properties fo:language="en" fo:country="US"/>
    </style:style>
    <style:style style:name="T11" style:family="text">
      <style:text-properties style:font-name="Courier New" fo:font-size="10pt" fo:language="en" fo:country="US" style:font-size-asian="10pt" style:font-size-complex="10pt"/>
    </style:style>
    <style:style style:name="T12" style:family="text">
      <style:text-properties style:font-name="Times New Roman" fo:font-size="12pt" fo:language="en" fo:country="US" style:font-name-asian="Courier New" style:font-size-asian="12pt" style:font-name-complex="Courier New" style:font-size-complex="12pt"/>
    </style:style>
    <style:style style:name="T13" style:family="text">
      <style:text-properties style:font-name="Times New Roman" fo:font-size="12pt" style:font-size-asian="12pt" style:font-size-complex="12pt"/>
    </style:style>
    <style:style style:name="T14" style:family="text" style:parent-style-name="Source_20_Text">
      <style:text-properties fo:font-size="10pt" style:font-size-asian="10pt" style:font-size-complex="10pt"/>
    </style:style>
    <style:style style:name="T15" style:family="text">
      <style:text-properties style:font-name="Courier New" fo:font-size="10pt" fo:font-style="normal" style:font-size-asian="10pt" style:font-style-asian="normal" style:font-size-complex="10pt" style:font-style-complex="normal"/>
    </style:style>
    <style:style style:name="T16" style:family="text">
      <style:text-properties style:font-name="Times New Roman" fo:font-size="12pt" fo:font-style="normal" style:font-size-asian="12pt" style:font-style-asian="normal" style:font-size-complex="12pt" style:font-style-complex="normal"/>
    </style:style>
    <style:style style:name="T17" style:family="text">
      <style:text-properties fo:font-style="normal" style:font-style-asian="normal" style:font-style-complex="normal"/>
    </style:style>
    <style:style style:name="T18" style:family="text">
      <style:text-properties fo:font-size="12pt" style:font-size-asian="12pt" style:font-size-complex="12pt"/>
    </style:style>
    <style:style style:name="T19" style:family="text" style:parent-style-name="Source_20_Text">
      <style:text-properties fo:font-size="12pt" style:font-size-asian="12pt" style:font-size-complex="12pt"/>
    </style:style>
    <style:style style:name="T20" style:family="text">
      <style:text-properties style:font-name="Times New Roman"/>
    </style:style>
    <style:style style:name="T21" style:family="text" style:parent-style-name="Source_20_Text">
      <style:text-properties style:font-name="Times New Roman" fo:font-size="10pt" style:font-size-asian="10pt" style:font-size-complex="10pt"/>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0417in" text:min-label-width="0.25in"/>
        <style:text-properties style:font-name="StarSymbol"/>
      </text:list-level-style-bullet>
      <text:list-level-style-bullet text:level="2" text:style-name="Bullet_20_Symbols" style:num-suffix="." text:bullet-char="○">
        <style:list-level-properties text:space-before="0.5417in" text:min-label-width="0.25in"/>
        <style:text-properties style:font-name="StarSymbol"/>
      </text:list-level-style-bullet>
      <text:list-level-style-bullet text:level="3" text:style-name="Bullet_20_Symbols" style:num-suffix="." text:bullet-char="■">
        <style:list-level-properties text:space-before="1.0417in" text:min-label-width="0.25in"/>
        <style:text-properties style:font-name="StarSymbol"/>
      </text:list-level-style-bullet>
      <text:list-level-style-bullet text:level="4" text:style-name="Bullet_20_Symbols" style:num-suffix="." text:bullet-char="●">
        <style:list-level-properties text:space-before="1.5417in" text:min-label-width="0.25in"/>
        <style:text-properties style:font-name="StarSymbol"/>
      </text:list-level-style-bullet>
      <text:list-level-style-bullet text:level="5" text:style-name="Bullet_20_Symbols" style:num-suffix="." text:bullet-char="○">
        <style:list-level-properties text:space-before="2.0417in" text:min-label-width="0.25in"/>
        <style:text-properties style:font-name="StarSymbol"/>
      </text:list-level-style-bullet>
      <text:list-level-style-bullet text:level="6" text:style-name="Bullet_20_Symbols" style:num-suffix="." text:bullet-char="■">
        <style:list-level-properties text:space-before="2.5417in" text:min-label-width="0.25in"/>
        <style:text-properties style:font-name="StarSymbol"/>
      </text:list-level-style-bullet>
      <text:list-level-style-bullet text:level="7" text:style-name="Bullet_20_Symbols" style:num-suffix="." text:bullet-char="●">
        <style:list-level-properties text:space-before="3.0417in" text:min-label-width="0.25in"/>
        <style:text-properties style:font-name="StarSymbol"/>
      </text:list-level-style-bullet>
      <text:list-level-style-bullet text:level="8" text:style-name="Bullet_20_Symbols" style:num-suffix="." text:bullet-char="○">
        <style:list-level-properties text:space-before="3.5417in" text:min-label-width="0.25in"/>
        <style:text-properties style:font-name="StarSymbol"/>
      </text:list-level-style-bullet>
      <text:list-level-style-bullet text:level="9" text:style-name="Bullet_20_Symbols" style:num-suffix="." text:bullet-char="■">
        <style:list-level-properties text:space-before="4.0417in" text:min-label-width="0.25in"/>
        <style:text-properties style:font-name="StarSymbol"/>
      </text:list-level-style-bullet>
      <text:list-level-style-bullet text:level="10" text:style-name="Bullet_20_Symbols" style:num-suffix="." text:bullet-char="●">
        <style:list-level-properties text:space-before="4.5417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Zimbra+Samba </text:h>
      <text:h text:style-name="Heading_20_2" text:outline-level="2">Introduction</text:h>
      <text:p text:style-name="Text_20_body"><text:tab/>This document describes how you can configure Zimbra Collaboration Server (ZCS) and Samba to act as <text:s/>a primary domain controller (PDC) that uses LDAP (Lightweight Directory Access Protocol) as a central password database for authenticating <text:s/>users on Linux and Windows desktops. The motivation behind this document is the need to seamlessly integrate ZCS into corporate network environment based entirely on Open Source server software. This functionality is achieved by configuring Zimbra LDAP to act as a central user database for PAM (Pluggable Authentication Modules), NSS (Name Service Switch), and for Samba's ldapsam password backend. The document also describes Zimbra Admin Extensions that allow managing OS and Samba accounts, groups and domains through Zimbra Admin UI.</text:p>
      <text:p text:style-name="Text_20_body"><text:tab/>The setup described in this document is not the only possible way to make Samba and Zimbra use the same user database for authentication. There are multiple other ways to achieve similar functionality, and it is recommended that you explore Zimbra WIKI at <text:a xlink:type="simple" xlink:href="http://wiki.zimbra.com/">http://wiki.zimbra.com</text:a> to see if another solution is a better fit for your needs. However, this solution is the only solution that allows network administrators to manage Windows user accounts and groups using Zimbra Admin UI. It is also highly recommended to get familiar with Zimbra, Samba, <text:s/>LDAP and PAM, before you start the installation. Particularly helpful are the following sources of information: </text:p>
      <text:list text:style-name="L1">
        <text:list-item>
          <text:p text:style-name="P1">LDAP Authentication HOWTO <text:a xlink:type="simple" xlink:href="http://ldots.org/ldap/">http://ldots.org/ldap/</text:a></text:p>
        </text:list-item>
        <text:list-item>
          <text:p text:style-name="P1">Authenticating with LDAP <text:a xlink:type="simple" xlink:href="http://imaginator.com/~simon/ldap/">http://imaginator.com/~simon/ldap/</text:a></text:p>
        </text:list-item>
        <text:list-item>
          <text:p text:style-name="P1">pam.d(5) man page (explains syntax of pam.d configuration files which you will have to edit during the installation) http://www.die.net/doc/linux/man/man5/pam.d.5.html</text:p>
        </text:list-item>
        <text:list-item>
          <text:p text:style-name="P1">PAM FAQ http://www.kernel.org/pub/linux/libs/pam/FAQ</text:p>
        </text:list-item>
        <text:list-item>
          <text:p text:style-name="P1">The Official Samba-3 HOWTO and Reference Guide <text:a xlink:type="simple" xlink:href="http://us3.samba.org/samba/docs/man/Samba-HOWTO-Collection/">http://us3.samba.org/samba/docs/man/Samba-HOWTO-Collection/</text:a></text:p>
        </text:list-item>
        <text:list-item>
          <text:p text:style-name="P1">Zimbra Documentation http://www.zimbra.com/products/documentation.html</text:p>
        </text:list-item>
      </text:list>
      <text:h text:style-name="Heading_20_4" text:outline-level="4">Intended audience</text:h>
      <text:p text:style-name="Text_20_body"><text:tab/>This document is intended mainly for network administrators who are faced with the task of integrating multiple OpenSource software packages to support a corporate network. The author assumes that the reader has basic knowledge of Linux/Unix OS, is capable of using a text editor and is at least vaguely familiar with Zimbra, Samba, LDAP and PAM. If these four words sound foreign to you, please take some time to look at the aforementioned sources of helpful information, or even better – have them open in separate tabs in Firefox on your second monitor while you are following the directions in this document ;) </text:p>
      <text:h text:style-name="Heading_20_4" text:outline-level="4">How this guide is organized:</text:h>
      <text:p text:style-name="Text_20_body"><text:span text:style-name="T1">Part 1 </text:span><text:span text:style-name="T2">describes what software you need to download and install</text:span></text:p>
      <text:p text:style-name="Text_20_body"><text:span text:style-name="T1">Part 2 </text:span><text:span text:style-name="T2">describes how to configure Zimbra LDAP and Zimbra Admin to store information required by Linux password backend and allow managing Samba and Posix accounts via Zimbra Admin. </text:span></text:p>
      <text:p text:style-name="P2">Part 3 <text:span text:style-name="T2">describes how to configure Samba server to use Zimbra LDAP as a source of user information and as a Primary Domain Controller</text:span></text:p>
      <text:p text:style-name="Text_20_body"><text:span text:style-name="T1">Part 4 </text:span>describes how to configure a Linux server to use Zimbra LDAP as a central source of user information. </text:p>
      <text:h text:style-name="Heading_20_2" text:outline-level="2">Part 1</text:h>
      <text:h text:style-name="Heading_20_4" text:outline-level="4">Installing Zimbra</text:h>
      <text:list text:style-name="L2">
        <text:list-item>
          <text:p text:style-name="P3">First, Install Zimbra Collaboration Suite <text:s/>(it can be an Open Source or a Network Edition) following Zimbra Installation guides that you can download from the Zimbra website (<text:a xlink:type="simple" xlink:href="http://www.zimbra.com/products/documentation.html">http://www.zimbra.com/products/documentation.html</text:a>). Make note of the root LDAP password that is selected during the installation, you will need it to configure ldapsam, pam_ldap and nss_ldap.</text:p>
        </text:list-item>
        <text:list-item>
          <text:p text:style-name="P3">If you have an existing functioning ZCS server, you can use it instead of a new one, but make sure to back up all your data and that you know your LDAP root password (this password was created during ZCS installation). This setup works with single- as well as with multi-server Zimbra setups. </text:p>
        </text:list-item>
        <text:list-item>
          <text:p text:style-name="P3">Download ZimbraPosixAccount, ZimbraSamba <text:s/>and ZimbraLDAPUtils extensions for your version of ZCS from the Zimbra Gallery (<text:a xlink:type="simple" xlink:href="http://gallery.zimbra.com/">http://gallery.zimbra.com</text:a>). Note that these extensions are different for ZCS 4.5.x and ZCS 5.x.</text:p>
        </text:list-item>
      </text:list>
      <text:h text:style-name="Heading_20_4" text:outline-level="4">Installing Zimbra LDAP Utils extension</text:h>
      <text:p text:style-name="Text_20_body">Note: <text:span text:style-name="T3">Zimbra LDAP Utils extension is included with ZCS 4.5.5. If you have ZCS 4.5.5 or later, you may skip this step.</text:span></text:p>
      <text:list text:style-name="L3">
        <text:list-item>
          <text:p text:style-name="P4">Log in to your Zimbra mail server, make sure you are root. If you have a multi-server setup, this is the server that runs the mailbox service. Create folder /opt/zimbra/lib/ext/zimbraldaputils. Make sure that the folder's owner is root:root and the access mod is 0755. </text:p>
        </text:list-item>
        <text:list-item>
          <text:p text:style-name="P4">Extract zimbraldaputils.jar file from ZimbraLDAPUtils.zip and put it into /opt/zimbra/lib/ext/zimbraldaputils/zimbraldaputils.jar </text:p>
        </text:list-item>
        <text:list-item>
          <text:p text:style-name="P4">Restart tomcat on the Zimbra mail server (this can be done by running zmcontrol stop / zmcontrol start as zimbra user).</text:p>
        </text:list-item>
      </text:list>
      <text:h text:style-name="Heading_20_4" text:outline-level="4">Installing ZimbraPosixAccount and ZimbraSamba extensions for Zimbra Admin</text:h>
      <text:list text:style-name="L4">
        <text:list-item>
          <text:p text:style-name="P5">Extract files from ZimbraPosixAccount.zip to a folder on your desktop computer, open zimbra_posixaccount folder and edit config_template.xml.</text:p>
        </text:list-item>
        <text:list-item>
          <text:p text:style-name="P5">Edit <text:span text:style-name="T4">ldapSuffix</text:span> property in config_template.xml. This property is the path in your LDAP tree where all Linux and Samba user information will be stored. This can be the name of your primary email domain written in the ldap syntax. E.g. if your domain is mycompany.com, then <text:span text:style-name="T4">ldapSuffix</text:span> will be </text:p>
        </text:list-item>
      </text:list>
      <text:p text:style-name="Text_20_body"><text:tab/><text:tab/><text:span text:style-name="T4">dc=mycompany,dc=com</text:span></text:p>
      <text:p text:style-name="Text_20_body"><text:tab/>in this example I will use the domain gregzimbra1.zimbra.com, which is the name of my Ubuntu Linux machine running inside a VMWare instance, hence my <text:span text:style-name="T4">ldapSuffix</text:span> is </text:p>
      <text:p text:style-name="Text_20_body"><text:tab/><text:tab/><text:span text:style-name="T4">dc=gregzimbra1,dc=zimbra,dc=com</text:span></text:p>
      <text:list text:style-name="L4" text:continue-numbering="true">
        <text:list-item>
          <text:p text:style-name="P5">Edit <text:span text:style-name="T4">uidBase</text:span> property in config_template.xml. <text:span text:style-name="T4">uidBase</text:span> is the base for creating Linux user IDs for user accounts that will be stored in LDAP. The first account that you will create through Zimbra Admin UI will have user ID = <text:span text:style-name="T4">uidBase</text:span>+1. If you already have user accounts in your current password database (most likely /etc/passwd) it is recommended that you set this value higher than the maximum existing user account. </text:p>
        </text:list-item>
        <text:list-item>
          <text:p text:style-name="P5">Edit <text:span text:style-name="T4">gidBase</text:span> property in config_template.xml. <text:span text:style-name="T4">gidBase</text:span> is the base for creating Linux group IDs for groups that will be stored in LDAP. The first group that you will create through Zimbra Admin UI will have group ID = <text:span text:style-name="T4">gidBase</text:span>+1. </text:p>
        </text:list-item>
        <text:list-item>
          <text:p text:style-name="P5">Zip all the files that are in zimbra_posixaccount folder into zimbra_posixaccount.zip together with modified config_template.xml</text:p>
        </text:list-item>
        <text:list-item>
          <text:p text:style-name="P5">Log in to Zimbra Admin (<text:a xlink:type="simple" xlink:href="https://yourserver.com:7071/zimbraAdmin">https://yourserver.com:7071/zimbraAdmin</text:a>) as administrator, <text:s/>navigate to Admin Extensions and deploy zimbra_posixaccount extension using the <text:s/>zimbra_posixaccount .zip file (refer to ZCS Admin Guide for more information about installing Admin Extensions)</text:p>
        </text:list-item>
        <text:list-item>
          <text:p text:style-name="P5">Extract files from ZimbraSamba.zip to a folder on your desktop computer and open config_template.xml (this file is in zimbra_samba folder along with other extension files).</text:p>
        </text:list-item>
        <text:list-item>
          <text:p text:style-name="P5">Edit <text:span text:style-name="T4">ldapSuffix</text:span>, <text:span text:style-name="T4">uidBase</text:span> and <text:span text:style-name="T4">gidBase</text:span> properties using the same values as you used in for zimbra_posixaccount.zip</text:p>
        </text:list-item>
        <text:list-item>
          <text:p text:style-name="P5">Zip all the files zimbra_samba folder <text:s/>into zimbra_samba .zip together with modified config_template.xml and deploy zimbra_samba Admin Extension.</text:p>
        </text:list-item>
        <text:list-item>
          <text:p text:style-name="P5">Reload your Zimbra Admin to initialize the extensions. When the extensions are loaded for the first time, they will check if OUs defined by <text:span text:style-name="T5">ldapMachineSuffix and ldapGroupSuffix </text:span><text:span text:style-name="T6">properties</text:span><text:span text:style-name="T5"> </text:span>in config_template.xml files exist and create these OUs, if they do not exist.</text:p>
        </text:list-item>
      </text:list>
      <text:h text:style-name="Heading_20_4" text:outline-level="4">Installing Samba</text:h>
      <text:p text:style-name="Text_20_body"><text:tab/>Install Samba 3 on a Linux/Unix box. I used Samba-2.0.24 which I installed through Synaptic Package Manager on my Ubuntu 6.10 machine running inside a VMWare. If you are building Samba from sources, make sure to enable ldap support. I do not recommend installing Samba on the same machine where you installed Zimbra – better to use a separate machine.</text:p>
      <text:h text:style-name="Heading_20_4" text:outline-level="4">Installing pam_ldap and nss_ldap</text:h>
      <text:p text:style-name="Text_20_body"><text:tab/>You need to install and configure PAM and NSS on the machine where you installed Samba. You can also install it on any Linux desktop that should use Zimbra LDAP as a user database, e.g. Linux desktops where you want to be able to log in using the same username/password that is used for Zimbra Mail.</text:p>
      <text:p text:style-name="Text_20_body"><text:tab/>You need to download and install pam_ldap and nss_ldap modules for your OS. I used Ubuntu Linux which has these modules available as Debian packages through Synaptic Package Manager. If you are using Synaptic Package Manager, make sure to enable community maintained repositories (see Settings-&gt;Repositories) and search for libpam-ldap and libnss-ldap packages. <text:s/>If you are using a different Linux, you might need to build these modules from the sources. You can find the Sources for pam_ldap and nss_ldap on <text:a xlink:type="simple" xlink:href="http://www.padl.com/">http://www.padl.com</text:a>.</text:p>
      <text:p text:style-name="Text_20_body"><text:tab/>If you are using Synaptic Package Manager to install libnss_ldap, you will be prompted for the following information:</text:p>
      <text:list text:style-name="L5">
        <text:list-item>
          <text:p text:style-name="P6">LDAP server Uniform Resource Identifier – enter the LDAP URL of your Zimbra LDAP server. i.e. <text:a xlink:type="simple" xlink:href="ldap://zimbra.mydomain.com">ldap://zimbra.mydomain.com/</text:a> (in my case<text:span text:style-name="T4"> ldap://gregzimbra1.zimbra.com/</text:span>)</text:p>
        </text:list-item>
        <text:list-item>
          <text:p text:style-name="P6">LDAP search base – enter the same value that you used for <text:s/><text:span text:style-name="T4">ldapSuffix</text:span> property in zimbra_posixaccount and zimbra_samba extensions. I.e.: dc=yourdomain,dc=com (in my case <text:span text:style-name="T4">dc=gregzimbra1,dc=zimbra,dc=com</text:span>)</text:p>
        </text:list-item>
        <text:list-item>
          <text:p text:style-name="P6">LDAP account for root – enter<text:span text:style-name="T4"> uid=zimbra,cn=admins,cn=zimbra</text:span></text:p>
        </text:list-item>
        <text:list-item>
          <text:p text:style-name="P6">LDAP root account password – enter the LDAP root password that you selected during Zimbra installation (told you make a note of it ;) )</text:p>
        </text:list-item>
        <text:list-item>
          <text:p text:style-name="P6">If you don't know the LDAP root account password, you can change it to a know value like this (as the zimbra user): </text:p>
          <text:p text:style-name="P6"><text:s/>zimbra@localhost:~$ zmldappasswd --root newpasswd </text:p>
        </text:list-item>
        <text:list-item>
          <text:p text:style-name="P6">If you are using Synaptic Package Manager to install libpam_ldap, you will be prompted for the following information:</text:p>
        </text:list-item>
      </text:list>
      <text:list text:style-name="L5">
        <text:list-item text:start-value="1">
          <text:list>
            <text:list-item text:start-value="1">
              <text:p text:style-name="P6">LDAP Server – enter the hostname or IP address of your Zimbra LDAP server</text:p>
            </text:list-item>
            <text:list-item>
              <text:p text:style-name="P6">root login account <text:s/>– enter <text:span text:style-name="T4">uid=zimbra,cn=admins,cn=zimbra</text:span></text:p>
            </text:list-item>
            <text:list-item>
              <text:p text:style-name="P6">root login password - enter the LDAP root password that you selected during Zimbra installation </text:p>
            </text:list-item>
          </text:list>
        </text:list-item>
      </text:list>
      <text:h text:style-name="Heading_20_2" text:outline-level="2">Part 2 </text:h>
      <text:h text:style-name="Heading_20_4" text:outline-level="4">Configuring Zimbra LDAP</text:h>
      <text:p text:style-name="Text_20_body">Before you can configure Zimbra LDAP you need to download nis.schema and samba.schema files. <text:s/></text:p>
      <text:list text:style-name="L6">
        <text:list-item>
          <text:p text:style-name="P7">If nis.schema file already exists in /opt/zimbra/openldap/etc/openldap/schema/ - skip to the next bullet, otherwise you need to download it. nis.schema file depends on your version of OpenLDAP. Therefore, the best way to get the correct nis.schema file is to download OpenLDAP source code from <text:a xlink:type="simple" xlink:href="http://www.openldap.org/software/download/">http://www.openldap.org/software/download/</text:a> for your version of OpenLDAP and take the nis.schema file from servers/slapd/schema folder in the source package. In this document I am using OpenLDAP 2.3.34 which is distributed with ZCS 4.5.4 for Ubuntu Linux. </text:p>
        </text:list-item>
        <text:list-item>
          <text:p text:style-name="P7">samba.schema file depends on the version of Samba that you will be installing. Therefore, I recommend downloading Samba source package <text:s/>for the latest stable version of Samba available for your server's OS and taking samba.schema from examples/LDAP folder in the source package. In this document I am using Samba 3.0.24.</text:p>
        </text:list-item>
      </text:list>
      <text:p text:style-name="Text_20_body"><text:tab/>Log in to the shell on your Zimbra LDAP server. If you have a multi-server setup this is the machine where ldap service is running. Copy samba.schema and nis.schema files to /opt/zimbra/openldap/etc/openldap/schema/ (or wherever your OpenLDAP schema files are if you are using a different LDAP server).</text:p>
      <text:p text:style-name="Text_20_body"><text:tab/>Next, edit /opt/zimbra/conf/slapd.conf.in file. You need to add these the following two lines after the last “include” statement at the top of the file:</text:p>
      <text:p text:style-name="P8">include <text:s text:c="4"/>"/opt/zimbra/openldap/etc/openldap/schema/nis.schema"</text:p>
      <text:p text:style-name="P8">include <text:s text:c="8"/>"/opt/zimbra/openldap/etc/openldap/schema/samba.schema”</text:p>
      <text:p text:style-name="Text_20_body"><text:tab/>You may also want to add these ldap indexes at the end of the file:</text:p>
      <text:p text:style-name="Text_20_body">#indexes for PAM</text:p>
      <text:p text:style-name="Preformatted_20_Text">index uidNumber <text:s text:c="12"/>eq</text:p>
      <text:p text:style-name="Preformatted_20_Text">index gidNumber <text:s text:c="12"/>eq</text:p>
      <text:p text:style-name="Preformatted_20_Text">index memberUID <text:s text:c="12"/>eq</text:p>
      <text:p text:style-name="Text_20_body"/>
      <text:p text:style-name="Text_20_body">#indexes for Samba</text:p>
      <text:p text:style-name="Preformatted_20_Text">index sambaSID <text:s text:c="13"/>eq</text:p>
      <text:p text:style-name="Preformatted_20_Text">index sambaPrimaryGroupSID <text:s/>eq</text:p>
      <text:p text:style-name="P9">index sambaDomainName <text:s text:c="6"/>eq</text:p>
      <text:p text:style-name="Text_20_body">an example of <text:s/>slapd.conf.in file is in <text:s/>ZimbraSamba.zip in examples/conf folder.</text:p>
      <text:p text:style-name="Text_20_body"><text:tab/>After you edited slapd.conf.in file and copied *.schema files to /opt/zimbra/openldap/etc/openldap/schema/, restart Zimbra services and make sure that they started successfully. <text:s/></text:p>
      <text:p text:style-name="Text_20_body"><text:tab/>Now run the following zmprov commands as user zimbra:</text:p>
      <text:p text:style-name="P9"><text:bookmark text:name="comment_text_61"/>&gt;zmprov mcf +zimbraAccountExtraObjectClass posixAccount</text:p>
      <text:p text:style-name="P9"><text:bookmark text:name="comment_text_6"/>&gt;zmprov mcf +zimbraAccountExtraObjectClass sambaSamAccount</text:p>
      <text:h text:style-name="Heading_20_2" text:outline-level="2">Part 3</text:h>
      <text:h text:style-name="Heading_20_4" text:outline-level="4">Configuring Samba</text:h>
      <text:p text:style-name="Text_20_body"><text:tab/>There are many ways to configure Samba depending on what you needs are. In this example I will configure Samba to use Zimbra LDAP as password backend and to act as a primary domain controller for domain GREGZIMBRA1 and as a WINS server for my network. This configuration will allow Windows NT/XP/2000 workstations to join GREGZIMBRA1 domain as if it was an NT domain. Below is the /etc/samba/smb.conf file used in this example. </text:p>
      <text:p text:style-name="P10">[global]</text:p>
      <text:p text:style-name="P10"><text:s text:c="3"/>workgroup = GREGZIMBRA1</text:p>
      <text:p text:style-name="P10"><text:s text:c="3"/>netbios name = gregzimbra2</text:p>
      <text:p text:style-name="P10"><text:s text:c="3"/>os level = 33</text:p>
      <text:p text:style-name="P10"><text:s text:c="3"/>preferred master = yes</text:p>
      <text:p text:style-name="P10"><text:s text:c="3"/>enable privileges = yes</text:p>
      <text:p text:style-name="P10"><text:s text:c="3"/>server string = %h server (Samba, Ubuntu)</text:p>
      <text:p text:style-name="P10"><text:s text:c="3"/>wins support =yes </text:p>
      <text:p text:style-name="P10"><text:s text:c="3"/>dns proxy = no</text:p>
      <text:p text:style-name="P10"><text:s text:c="3"/>name resolve order = wins bcast hosts</text:p>
      <text:p text:style-name="P10"/>
      <text:p text:style-name="P10"><text:s text:c="3"/>log file = /var/log/samba/log.%m</text:p>
      <text:p text:style-name="P10"><text:s text:c="3"/>log level = 3</text:p>
      <text:p text:style-name="P10"><text:s text:c="3"/>max log size = 1000</text:p>
      <text:p text:style-name="P10"><text:s text:c="3"/>syslog only = no</text:p>
      <text:p text:style-name="P10"><text:s text:c="3"/>syslog = 0</text:p>
      <text:p text:style-name="P10"><text:s text:c="3"/>panic action = /usr/share/samba/panic-action %d</text:p>
      <text:p text:style-name="P10"><text:s text:c="3"/>security = user</text:p>
      <text:p text:style-name="P10"><text:s text:c="3"/>encrypt passwords = true</text:p>
      <text:p text:style-name="P11"><text:s text:c="3"/>ldap passwd sync = yes</text:p>
      <text:p text:style-name="P10"><text:s text:c="3"/>passdb backend = ldapsam:ldap://gregzimbra1.zimbra.com/</text:p>
      <text:p text:style-name="P10"><text:s text:c="3"/>ldap admin dn = "uid=zimbra,cn=admins,cn=zimbra"</text:p>
      <text:p text:style-name="P10"><text:s text:c="3"/>ldap suffix = dc=gregzimbra1,dc=zimbra,dc=com</text:p>
      <text:p text:style-name="P10"><text:s text:c="3"/>ldap group suffix = ou=groups</text:p>
      <text:p text:style-name="P10"><text:s text:c="3"/>ldap user suffix = ou=people</text:p>
      <text:p text:style-name="P10"><text:s text:c="3"/>ldap machine suffix = ou=machines</text:p>
      <text:p text:style-name="P10"><text:s text:c="3"/>obey pam restrictions = no</text:p>
      <text:p text:style-name="P10"><text:s text:c="3"/>passwd program = /usr/bin/passwd %u</text:p>
      <text:p text:style-name="P10"><text:s text:c="3"/>passwd chat = *Enter\snew\sUNIX\spassword:* %n\n *Retype\snew\sUNIX\spassword:* %n\n *password\supdated\ssuccessfully* .</text:p>
      <text:p text:style-name="P10"/>
      <text:p text:style-name="P10"><text:s text:c="3"/>domain logons = yes</text:p>
      <text:p text:style-name="P10"><text:s text:c="3"/>logon path = \\gregzimbra2.zimbra.com\%U\profile</text:p>
      <text:p text:style-name="P10"><text:s text:c="3"/>logon home = \\gregzimbra2.zimbra.com\%U</text:p>
      <text:p text:style-name="P10"><text:s text:c="3"/>logon script = logon.cmd</text:p>
      <text:p text:style-name="P10"><text:s text:c="3"/>add user script = /usr/sbin/adduser --quiet --disabled-password --gecos "" %u</text:p>
      <text:p text:style-name="P10"><text:s text:c="3"/>add machine script = /usr/sbin/adduser --shell /bin/false --disabled-password --quiet --gecos "machine account" --force-badname %u</text:p>
      <text:p text:style-name="P10"><text:s text:c="3"/>socket options = TCP_NODELAY</text:p>
      <text:p text:style-name="P10"/>
      <text:p text:style-name="P10"><text:s text:c="3"/>domain master = yes</text:p>
      <text:p text:style-name="P10"><text:s text:c="3"/>local master = yes</text:p>
      <text:p text:style-name="P10"/>
      <text:p text:style-name="P10">[homes]</text:p>
      <text:p text:style-name="P10"><text:s text:c="3"/>comment = Home Directories</text:p>
      <text:p text:style-name="P10"><text:s text:c="3"/>browseable =yes </text:p>
      <text:p text:style-name="P10"><text:s text:c="3"/>read only = No</text:p>
      <text:p text:style-name="P10"/>
      <text:p text:style-name="P10"><text:s text:c="3"/>valid users = %S</text:p>
      <text:p text:style-name="P10"/>
      <text:p text:style-name="P10">[netlogon]</text:p>
      <text:p text:style-name="P10"><text:s text:c="3"/>comment = Network Logon Service</text:p>
      <text:p text:style-name="P10"><text:s text:c="3"/>path = /var/lib/samba/netlogon</text:p>
      <text:p text:style-name="P10"><text:s text:c="3"/>guest ok = yes</text:p>
      <text:p text:style-name="P10"><text:s text:c="3"/>locking = no</text:p>
      <text:p text:style-name="P10"/>
      <text:p text:style-name="P10">[profiles]</text:p>
      <text:p text:style-name="P10"><text:s text:c="3"/>comment = Users profiles</text:p>
      <text:p text:style-name="P10"><text:s text:c="3"/>path = /var/lib/samba/profiles</text:p>
      <text:p text:style-name="P10"><text:s text:c="3"/>read only = No</text:p>
      <text:p text:style-name="P10"/>
      <text:p text:style-name="P10">[profdata]</text:p>
      <text:p text:style-name="P10"><text:s text:c="3"/>comment = Profile Data Share</text:p>
      <text:p text:style-name="P10"><text:s text:c="3"/>path = /var/lib/samba/profdata</text:p>
      <text:p text:style-name="P10"><text:s text:c="3"/>read only = No</text:p>
      <text:p text:style-name="P10"><text:s text:c="3"/>profile acls = Yes</text:p>
      <text:p text:style-name="P10"/>
      <text:p text:style-name="P10">[printers]</text:p>
      <text:p text:style-name="P10"><text:s text:c="3"/>comment = All Printers</text:p>
      <text:p text:style-name="P10"><text:s text:c="3"/>browseable = no</text:p>
      <text:p text:style-name="P10"><text:s text:c="3"/>path = /tmp</text:p>
      <text:p text:style-name="P10"><text:s text:c="3"/>printable = yes</text:p>
      <text:p text:style-name="P10"><text:s text:c="3"/>public = no</text:p>
      <text:p text:style-name="P10"><text:s text:c="3"/>writable = no</text:p>
      <text:p text:style-name="P10"><text:s text:c="3"/>create mode = 0700</text:p>
      <text:p text:style-name="P10"/>
      <text:p text:style-name="P10">[print$]</text:p>
      <text:p text:style-name="P10"><text:s text:c="3"/>comment = Printer Drivers</text:p>
      <text:p text:style-name="P10"><text:s text:c="3"/>path = /var/lib/samba/printers</text:p>
      <text:p text:style-name="P10"><text:s text:c="3"/>browseable = yes</text:p>
      <text:p text:style-name="P10"><text:s text:c="3"/>read only = yes</text:p>
      <text:p text:style-name="P10"><text:s text:c="3"/>guest ok = no</text:p>
      <text:p text:style-name="P12"/>
      <text:p text:style-name="Text_20_body"><text:tab/>I will not attempt to explain every line in this file, so if you are interested – read the official Samba HOWTO. The key elements that are important for this example are these lines:</text:p>
      <text:p text:style-name="P10"><text:s text:c="3"/>passdb backend = ldapsam:ldap://gregzimbra1.zimbra.com/</text:p>
      <text:p text:style-name="P10"><text:s text:c="3"/>ldap admin dn = "uid=zimbra,cn=admins,cn=zimbra"</text:p>
      <text:p text:style-name="P10"><text:s text:c="3"/>ldap suffix = dc=gregzimbra1,dc=zimbra,dc=com</text:p>
      <text:p text:style-name="P10"><text:s text:c="3"/>ldap group suffix = ou=groups</text:p>
      <text:p text:style-name="P10"><text:s text:c="3"/>ldap user suffix = ou=people</text:p>
      <text:p text:style-name="P10"><text:s text:c="3"/>ldap machine suffix = ou=machines</text:p>
      <text:p text:style-name="P10"/>
      <text:list text:style-name="L7">
        <text:list-item>
          <text:p text:style-name="P13"><text:span text:style-name="T7">passdb backend = ldapsam:ldap://gregzimbra1.zimbra.com/ </text:span><text:span text:style-name="T8">tells Samba to use ldap ass password backend and to contact Zimbra LDAP server at </text:span><text:a xlink:type="simple" xlink:href="ldap://gregzimbra1.zimbra.com/"><text:span text:style-name="T9">ldap://gregzimbra1.zimbra.com/</text:span></text:a><text:span text:style-name="T10"> </text:span><text:span text:style-name="T8">. </text:span></text:p>
        </text:list-item>
      </text:list>
      <text:list text:style-name="L8">
        <text:list-item>
          <text:p text:style-name="P14"><text:span text:style-name="T11">ldap admin dn</text:span><text:span text:style-name="T8"> is the same value as the root LDAP account that you entered when you were installing pam_ldap. </text:span></text:p>
        </text:list-item>
        <text:list-item>
          <text:p text:style-name="P14"><text:span text:style-name="T11">ldap suffix</text:span><text:span text:style-name="T8"> <text:s/>is the name of your Zimbra domain, and it is the same value as the value of </text:span><text:span text:style-name="T5">ldapSuffix</text:span><text:span text:style-name="T12"> <text:s/>property in config_template.xml files. <text:s/></text:span></text:p>
        </text:list-item>
        <text:list-item>
          <text:p text:style-name="P14"><text:span text:style-name="T7">ldap group suffix</text:span><text:span text:style-name="T10"> </text:span><text:span text:style-name="T8">is the same value as the value of </text:span><text:span text:style-name="T5">ldapGroupSuffix</text:span><text:span text:style-name="T12"> in config_template.xml files. <text:s/></text:span></text:p>
        </text:list-item>
        <text:list-item>
          <text:p text:style-name="P14"><text:span text:style-name="T7">ldap machine suffix</text:span><text:span text:style-name="T10"> </text:span><text:span text:style-name="T8">is the same value as the value of </text:span><text:span text:style-name="T5">ldapMachineSuffix</text:span><text:span text:style-name="T12"> in config_template.xml files. </text:span></text:p>
        </text:list-item>
        <text:list-item>
          <text:p text:style-name="P15"><text:span text:style-name="T6">the value of </text:span><text:span text:style-name="T5">ldap user suffix</text:span> <text:s/><text:span text:style-name="T13">must be </text:span><text:span text:style-name="T5">ou=people</text:span>, <text:span text:style-name="T13">because this is where Zimbra account records are stored in LDAP.</text:span></text:p>
        </text:list-item>
      </text:list>
      <text:p text:style-name="P16"><text:tab/>After you edited smb.conf file, you need to tell Samba what is the root password for ldap. On your Samba server, restart samba services (/usr/sbin/smbd and /usr/sbin/nmbd) run the following command (replace <text:span text:style-name="T4">test123</text:span> with your ldap root password). </text:p>
      <text:p text:style-name="P17">&gt;smbpasswd -w test123</text:p>
      <text:h text:style-name="Heading_20_4" text:outline-level="4">Creating Samba domain using Zimbra Admin UI</text:h>
      <text:p text:style-name="Text_20_body"><text:tab/>Log in to Zimbra Admin an click on Samba Domains. You should see a domain entry in the list. When Samba started up with the new smb.conf file it should have looked up the domain entry in LDAP and created it if it could not find the entry. </text:p>
      <text:h text:style-name="Heading_20_2" text:outline-level="2">Part 4</text:h>
      <text:h text:style-name="Heading_20_4" text:outline-level="4">Configuring pam_ldap and nss_ldap<text:tab/></text:h>
      <text:p text:style-name="Text_20_body"><text:tab/>Open file /etc/libnss-ldap.conf, make sure that <text:span text:style-name="T4">base</text:span> is set to the same value that you chose for <text:span text:style-name="T14">ldapSuffix</text:span>. It should look like this (type your root LDAP password instead of <text:span text:style-name="T15">test123</text:span><text:span text:style-name="T16">)</text:span>:</text:p>
      <text:p text:style-name="P18"/>
      <text:p text:style-name="P18">base dc=<text:span text:style-name="Source_20_Text">gregzimbra1</text:span>,dc=zimbra,dc=com</text:p>
      <text:p text:style-name="P18">host gregzimbra1.zimbra.com</text:p>
      <text:p text:style-name="P18">binddn uid=zimbra,cn=admins,cn=zimbra</text:p>
      <text:p text:style-name="P18">bindpw test123</text:p>
      <text:p text:style-name="P18">rootbinddn uid=zimbra,cn=admins,cn=zimbra</text:p>
      <text:p text:style-name="Text_20_body"><text:span text:style-name="T17"><text:tab/>Make sure that </text:span><text:span text:style-name="T15">host</text:span><text:span text:style-name="T17"> points to your Zimbra LDAP server. </text:span>Next, copy /etc/libnss-ldap.conf to /etc/pam_ldap.conf, both modules have compatible syntax, so the same configuration file will work for both pam_ldap and nss_ldap.</text:p>
      <text:p text:style-name="Text_20_body"><text:tab/>Edit /etc/libnss-ldap.secret and make sure it contains your root LDAP password. Then, copy /etc/libnss-ldap.secret to /etc/pam_ldap.secret</text:p>
      <text:p text:style-name="Text_20_body"><text:tab/>Edit /etc/nsswitch.conf file. Replace these two lines:</text:p>
      <text:p text:style-name="Text_20_body"><text:span text:style-name="T14">passwd: <text:s text:c="8"/>compat</text:span></text:p>
      <text:p text:style-name="Text_20_body"><text:span text:style-name="T14">group: <text:s text:c="9"/>compat</text:span></text:p>
      <text:p text:style-name="P19">with these lines:</text:p>
      <text:p text:style-name="P20"><text:span text:style-name="Source_20_Text">passwd <text:s/>files ldap</text:span></text:p>
      <text:p text:style-name="P20"><text:span text:style-name="Source_20_Text">group <text:s text:c="2"/>files ldap</text:span></text:p>
      <text:p text:style-name="P19">this change will tell nsswitch to use ldap when it looks for uids and gids. It will first look at /etc/passwd and then at ldap. You may want to change these lines differently if you know what you are doing ;)</text:p>
      <text:p text:style-name="P19"><text:tab/>Edit /etc/pam.d/common-account. It should look like the following:</text:p>
      <text:p text:style-name="Frame_20_contents"><text:span text:style-name="T14">account sufficient <text:s text:c="5"/>pam_unix.so</text:span></text:p>
      <text:p text:style-name="Frame_20_contents"><text:span text:style-name="T14">account sufficient <text:s text:c="5"/>pam_ldap.so</text:span></text:p>
      <text:p text:style-name="P19"><text:span text:style-name="T14"><text:tab/></text:span><text:span text:style-name="T18">Edit /etc/pam.d/common-auth. It should look like the following:</text:span></text:p>
      <text:p text:style-name="P19"><text:span text:style-name="T14">auth<text:tab/>sufficient <text:tab/>pam_ldap.so</text:span></text:p>
      <text:p text:style-name="P19"><text:span text:style-name="T14">auth<text:tab/>sufficient<text:tab/>pam_unix.so</text:span></text:p>
      <text:p text:style-name="P19"><text:span text:style-name="T19"><text:tab/></text:span><text:span text:style-name="T20">Edit /etc/pam.d/common-password. It should look like the following:</text:span></text:p>
      <text:p text:style-name="P21"><text:span text:style-name="T14">password<text:tab/>sufficient <text:tab/>pam_unix.so</text:span></text:p>
      <text:p text:style-name="P21"><text:span text:style-name="T14">password<text:tab/>sufficient<text:tab/>pam_ldap.so</text:span></text:p>
      <text:p text:style-name="P21"><text:tab/>Edit /etc/pam.d/common-session. It should look like the following:</text:p>
      <text:p text:style-name="P21"><text:span text:style-name="T14">session sufficient <text:s text:c="5"/>pam_unix.so</text:span></text:p>
      <text:p text:style-name="P21"><text:span text:style-name="T14">session sufficient <text:s text:c="5"/>pam_ldap.so</text:span></text:p>
      <text:p text:style-name="P21"><text:span text:style-name="T21"><text:tab/></text:span></text:p>
      <text:p text:style-name="P21"><text:tab/>Now you need to test whether pam_ldap and nssswitch are working correctly. Log in to Zimbra Admin UI (<text:a xlink:type="simple" xlink:href="https://yourserver.com:7071/zimbraAdmin">https://yourserver.com:7071/zimbraAdmin</text:a>) as Administrator and create a couple of new user accounts. On the New Account Wizard you should see two additional steps (after “Advanced” step): Posix Account and Samba Account</text:p>
      <text:h text:style-name="Heading_20_4" text:outline-level="4">Creating Linux and Samba groups using Zimbra Admin UI</text:h>
      <text:p text:style-name="Text_20_body"><text:tab/>Log in to Zimbra Admin UI. You should not have logged out of it anyway, because we are not done yet. Go to Posix Groups and click “New”. If you do not know what to type in <text:span text:style-name="T4">group type</text:span> field – type <text:span text:style-name="T4">2</text:span>, this is the default value. </text:p>
      <text:p text:style-name="Text_20_body"><text:tab/>To test if PAM on your Samba server is reading the group information correctly from Zimbra LDAP, go back to your Samba server shell and run this command as root: </text:p>
      <text:p text:style-name="P8">&gt;getent group</text:p>
      <text:p text:style-name="Text_20_body">you should see the group(s) that you just created in the list that is produced. </text:p>
      <text:h text:style-name="Heading_20_4" text:outline-level="4">Creating Linux and Samba users using Zimbra Admin UI</text:h>
      <text:p text:style-name="P21"><text:tab/>Back to the Zimbra Admin UI :). Go to Accounts and hit New, fill in the information on the first screen and follow the wizard to the Posix Account screen. Fill in all the required fields on the Posix Account screen and click Next to go to Samba Account screen. Fill in the required fields and click Finish. To test if PAM on your Samba server is reading the user password information correctly from Zimbra LDAP, go back to your Samba server shell and run this command as root:</text:p>
      <text:p text:style-name="P8">&gt;getent passwd</text:p>
      <text:p text:style-name="P21">you should see the Zimbra accounts that you just created in the list. Create a home folder for the new Zmbra user and try to change the current user to the newly created one. In this example, I create a user ubuntu2, and home folder /home/ubuntu2</text:p>
      <text:p text:style-name="P8">root@gregzimbra2:/home/ubuntu# su - ubuntu2</text:p>
      <text:p text:style-name="P8">ubuntu2@gregzimbra2:~$ </text:p>
      <text:p text:style-name="P21">Now test if Samba authenticates your new user correctly. In this example I went to the shell on my Zimbra server box and ran this command:</text:p>
      <text:p text:style-name="P8">root@gregzimbra1:/home/ubuntu# smbclient -U ubuntu2 //gregzimbra2.zimbra.com/ubuntu2</text:p>
      <text:p text:style-name="P22"><text:tab/></text:p>
      <text:p text:style-name="P21">It should prompt you for the password and then log in to ubuntu2's home folder on gregzimbra2 Samba server.</text:p>
      <text:p text:style-name="Standard"><text:tab/>Next, log in to Zimbra Admin UI, click on Aliases and remove root@.gregzimbra1.zimbra.com alias. Then run </text:p>
      <text:p text:style-name="P8"/>
      <text:p text:style-name="P8">&gt;smbpasswd -a root</text:p>
      <text:h text:style-name="Heading_20_4" text:outline-level="4">Creating Windows NT Domain groups</text:h>
      <text:p text:style-name="Text_20_body"><text:tab/>Next, create “Domain Admins” group using Zimbra Admin UI, on Samba tab select Special Windows group type “Domain Admins”. Then you need to grant privileges to this group. Run the following command as root on your Samba server. Put your domain name instead of GREGZIMBRA1. More information on this topic is available in Official Samba HOWTO Reference Guide (<text:a xlink:type="simple" xlink:href="http://us3.samba.org/samba/docs/man/Samba-HOWTO-Collection/">http://us3.samba.org/samba/docs/man/Samba-HOWTO-Collection/)</text:a>.</text:p>
      <text:p text:style-name="P8">&gt; net rpc rights grant "GREGZIMBRA1\Domain Admins" SeAddUsersPrivilege SeMachineAccountPrivilege SePrintOperatorPrivilege</text:p>
      <text:h text:style-name="Heading_20_4" text:outline-level="4">Adding Windows NT/2000/XP machines to Samba domain</text:h>
      <text:p text:style-name="Text_20_body"><text:tab/>Log in to an Windows desktop as a local administrator and join the Samba domain the same way you would be joining a Windows domain. You might need to point your Windows box to your Samba WINS server depending on how your DHCP and DNS servers are configured. Use a member of “Domain Admins” group to join the domain. After you joined the domain, verify that the machine account was added to ldap directory by running <text:span text:style-name="T4">ldapsearch </text:span>command. I.e. if your windows desktop machine name is gregvmxp2: </text:p>
      <text:p text:style-name="Text_20_body"/>
      <text:p text:style-name="P8">root@gregzimbra1:/home/ubuntu# /opt/zimbra/openldap/bin/ldapsearch -h gregzimbra1 | grep gregvmxp</text:p>
      <text:p text:style-name="P8"># gregvmxp2$, machines, gregzimbra1.zimbra.com</text:p>
      <text:p text:style-name="P8">dn: uid=gregvmxp2$,ou=machines,dc=gregzimbra1,dc=zimbra,dc=com</text:p>
      <text:p text:style-name="P8">uid: gregvmxp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itle"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class="text" style:default-outline-level="7">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meta:initial-creator>Greg Solovyev</meta:initial-creator>
    <meta:creation-date>2007-04-17T18:43:52</meta:creation-date>
    <dc:creator>Greg Solovyev</dc:creator>
    <dc:date>2007-05-02T12:17:32</dc:date>
    <dc:language>en-US</dc:language>
    <meta:editing-cycles>224</meta:editing-cycles>
    <meta:editing-duration>PT14H58M15S</meta:editing-duration>
    <meta:user-defined meta:name="Info 1"/>
    <meta:user-defined meta:name="Info 2"/>
    <meta:user-defined meta:name="Info 3"/>
    <meta:user-defined meta:name="Info 4"/>
    <meta:document-statistic meta:table-count="0" meta:image-count="0" meta:object-count="0" meta:page-count="10" meta:paragraph-count="227" meta:word-count="3406" meta:character-count="21191"/>
  </office:meta>
</office:document-meta>
</file>